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b3a1c" officeooo:paragraph-rsid="000b3a1c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cf175" officeooo:paragraph-rsid="000cf17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08572" officeooo:paragraph-rsid="00108572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STRING EXCERCISE</text:p>
      <text:p text:style-name="P1"><text:span text:style-name="T1">Do all of this in a .py file in pycharm</text:span></text:p>
      <text:p text:style-name="P1"><text:span text:style-name="T1"/></text:p>
      <text:p text:style-name="P2"><text:span text:style-name="T1">1. Create a variable and assign it the string “Just do it!”</text:span></text:p>
      <text:p text:style-name="P2"><text:span text:style-name="T1">2. Access the “!” from the variable by index and print() it</text:span></text:p>
      <text:p text:style-name="P2"><text:span text:style-name="T1">3. Print the slice “do” from the variable</text:span></text:p>
      <text:p text:style-name="P2"><text:span text:style-name="T1">4. Get and Print the slice “it!” form the variable</text:span></text:p>
      <text:p text:style-name="P2"><text:span text:style-name="T1">5. Print the slice “Just” form the variables</text:span></text:p>
      <text:p text:style-name="P2"><text:span text:style-name="T1"/></text:p>
      <text:p text:style-name="P2"><text:span text:style-name="T1"/></text:p>
      <text:p text:style-name="P3">See String_Ex.py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8T12:09:07.475749223</dc:date>
    <meta:editing-duration>PT36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6" meta:character-count="333" meta:non-whitespace-character-count="275"/>
  </office:meta>
</office:document-meta>
</file>